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underline-style="none"/>
    </style:style>
    <style:style style:name="ce2" style:family="table-cell" style:parent-style-name="Default" style:data-style-name="N84"/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style-name="ce2" office:value-type="date" office:date-value="1980-10-10" calcext:value-type="date">
            <text:p>1980-10-10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0.606194" calcext:value-type="float">
            <text:p>0.606194</text:p>
          </table:table-cell>
          <table:table-cell office:value-type="float" office:value="0.917242" calcext:value-type="float">
            <text:p>0.917242</text:p>
          </table:table-cell>
          <table:table-cell office:value-type="float" office:value="0.974216" calcext:value-type="float">
            <text:p>0.974216</text:p>
          </table:table-cell>
          <table:table-cell office:value-type="float" office:value="1.031685" calcext:value-type="float">
            <text:p>1.0316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L</text:p>
          </table:table-cell>
          <table:table-cell office:value-type="float" office:value="0.641805" calcext:value-type="float">
            <text:p>0.641805</text:p>
          </table:table-cell>
          <table:table-cell office:value-type="float" office:value="1.151787" calcext:value-type="float">
            <text:p>1.151787</text:p>
          </table:table-cell>
          <table:table-cell office:value-type="float" office:value="1.094305" calcext:value-type="float">
            <text:p>1.094305</text:p>
          </table:table-cell>
          <table:table-cell office:value-type="float" office:value="1.197174" calcext:value-type="float">
            <text:p>1.1971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</text:p>
          </table:table-cell>
          <table:table-cell office:value-type="float" office:value="2.004661" calcext:value-type="float">
            <text:p>2.004661</text:p>
          </table:table-cell>
          <table:table-cell office:value-type="float" office:value="5.108905" calcext:value-type="float">
            <text:p>5.108905</text:p>
          </table:table-cell>
          <table:table-cell office:value-type="float" office:value="6.368233" calcext:value-type="float">
            <text:p>6.368233</text:p>
          </table:table-cell>
          <table:table-cell office:value-type="float" office:value="4.163973" calcext:value-type="float">
            <text:p>4.163973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/>
          <table:table-cell office:value-type="string" calcext:value-type="string">
            <text:p>99.9-0.05-0.0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float" office:value="0.195334" calcext:value-type="float">
            <text:p>0.195334</text:p>
          </table:table-cell>
          <table:table-cell office:value-type="float" office:value="0.257124" calcext:value-type="float">
            <text:p>0.257124</text:p>
          </table:table-cell>
          <table:table-cell office:value-type="float" office:value="0.302961" calcext:value-type="float">
            <text:p>0.302961</text:p>
          </table:table-cell>
          <table:table-cell office:value-type="float" office:value="0.296626" calcext:value-type="float">
            <text:p>0.296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EL</text:p>
          </table:table-cell>
          <table:table-cell office:value-type="float" office:value="0.192306" calcext:value-type="float">
            <text:p>0.192306</text:p>
          </table:table-cell>
          <table:table-cell office:value-type="float" office:value="0.539524" calcext:value-type="float">
            <text:p>0.539524</text:p>
          </table:table-cell>
          <table:table-cell office:value-type="float" office:value="0.530687" calcext:value-type="float">
            <text:p>0.530687</text:p>
          </table:table-cell>
          <table:table-cell office:value-type="float" office:value="0.549751" calcext:value-type="float">
            <text:p>0.5497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N</text:p>
          </table:table-cell>
          <table:table-cell office:value-type="float" office:value="1.67227" calcext:value-type="float">
            <text:p>1.67227</text:p>
          </table:table-cell>
          <table:table-cell office:value-type="float" office:value="2.546439" calcext:value-type="float">
            <text:p>2.546439</text:p>
          </table:table-cell>
          <table:table-cell office:value-type="float" office:value="3.03843" calcext:value-type="float">
            <text:p>3.03843</text:p>
          </table:table-cell>
          <table:table-cell office:value-type="float" office:value="3.428606" calcext:value-type="float">
            <text:p>3.4286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2:43:04.840149893</meta:creation-date>
    <dc:date>2017-04-14T14:40:31.729778880</dc:date>
    <meta:editing-duration>PT5M14S</meta:editing-duration>
    <meta:editing-cycles>1</meta:editing-cycles>
    <meta:document-statistic meta:table-count="1" meta:cell-count="40" meta:object-count="0"/>
    <meta:generator>LibreOffice/5.1.6.2$Linux_X86_64 LibreOffice_project/10m0$Build-2</meta:generator>
  </office:meta>
</office:document-meta>
</file>